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0e03" officeooo:paragraph-rsid="00080e03"/>
    </style:style>
    <style:style style:name="P2" style:family="paragraph" style:parent-style-name="Standard">
      <style:text-properties officeooo:rsid="00080e03" officeooo:paragraph-rsid="00c51048"/>
    </style:style>
    <style:style style:name="P3" style:family="paragraph" style:parent-style-name="Standard">
      <style:text-properties officeooo:rsid="0009f39a" officeooo:paragraph-rsid="0009f39a"/>
    </style:style>
    <style:style style:name="P4" style:family="paragraph" style:parent-style-name="Standard">
      <style:text-properties officeooo:rsid="000b134a" officeooo:paragraph-rsid="000b134a"/>
    </style:style>
    <style:style style:name="P5" style:family="paragraph" style:parent-style-name="Standard">
      <style:text-properties officeooo:rsid="000c9fb7" officeooo:paragraph-rsid="000c9fb7"/>
    </style:style>
    <style:style style:name="P6" style:family="paragraph" style:parent-style-name="Standard">
      <style:text-properties officeooo:rsid="000ed63f" officeooo:paragraph-rsid="000ed63f"/>
    </style:style>
    <style:style style:name="P7" style:family="paragraph" style:parent-style-name="Standard">
      <style:text-properties officeooo:rsid="0012ec06" officeooo:paragraph-rsid="0012ec06"/>
    </style:style>
    <style:style style:name="P8" style:family="paragraph" style:parent-style-name="Standard">
      <style:text-properties officeooo:rsid="00163444" officeooo:paragraph-rsid="00163444"/>
    </style:style>
    <style:style style:name="P9" style:family="paragraph" style:parent-style-name="Standard">
      <style:text-properties officeooo:rsid="00213770" officeooo:paragraph-rsid="00213770"/>
    </style:style>
    <style:style style:name="P10" style:family="paragraph" style:parent-style-name="Standard">
      <style:text-properties officeooo:rsid="00286256" officeooo:paragraph-rsid="00286256"/>
    </style:style>
    <style:style style:name="P11" style:family="paragraph" style:parent-style-name="Standard">
      <style:text-properties officeooo:rsid="00196f0d" officeooo:paragraph-rsid="0012ec06"/>
    </style:style>
    <style:style style:name="P12" style:family="paragraph" style:parent-style-name="Standard">
      <style:text-properties officeooo:rsid="003ead3d" officeooo:paragraph-rsid="003ead3d"/>
    </style:style>
    <style:style style:name="P13" style:family="paragraph" style:parent-style-name="Standard">
      <style:text-properties officeooo:rsid="001fc77a" officeooo:paragraph-rsid="001fc77a"/>
    </style:style>
    <style:style style:name="P14" style:family="paragraph" style:parent-style-name="Standard">
      <style:text-properties officeooo:rsid="004e9cb5" officeooo:paragraph-rsid="004e9cb5"/>
    </style:style>
    <style:style style:name="P15" style:family="paragraph" style:parent-style-name="Standard">
      <style:text-properties fo:font-weight="bold" officeooo:rsid="004e9cb5" officeooo:paragraph-rsid="000b134a" style:font-weight-asian="bold" style:font-weight-complex="bold"/>
    </style:style>
    <style:style style:name="P16" style:family="paragraph" style:parent-style-name="Standard">
      <style:text-properties officeooo:rsid="00582543" officeooo:paragraph-rsid="00582543"/>
    </style:style>
    <style:style style:name="P17" style:family="paragraph" style:parent-style-name="Standard">
      <style:text-properties officeooo:rsid="00613480" officeooo:paragraph-rsid="00613480"/>
    </style:style>
    <style:style style:name="P18" style:family="paragraph" style:parent-style-name="Standard">
      <style:text-properties officeooo:rsid="006255b4" officeooo:paragraph-rsid="006255b4"/>
    </style:style>
    <style:style style:name="P19" style:family="paragraph" style:parent-style-name="Standard">
      <style:text-properties officeooo:rsid="006255b4" officeooo:paragraph-rsid="00b790fa"/>
    </style:style>
    <style:style style:name="P20" style:family="paragraph" style:parent-style-name="Standard">
      <style:text-properties officeooo:rsid="006255b4" officeooo:paragraph-rsid="004e9cb5"/>
    </style:style>
    <style:style style:name="P21" style:family="paragraph" style:parent-style-name="Standard">
      <style:text-properties officeooo:rsid="0066c947" officeooo:paragraph-rsid="0066c947"/>
    </style:style>
    <style:style style:name="P22" style:family="paragraph" style:parent-style-name="Standard">
      <style:text-properties officeooo:rsid="0066c947" officeooo:paragraph-rsid="00957ad0"/>
    </style:style>
    <style:style style:name="P23" style:family="paragraph" style:parent-style-name="Standard">
      <style:text-properties officeooo:rsid="00682558" officeooo:paragraph-rsid="00682558"/>
    </style:style>
    <style:style style:name="P24" style:family="paragraph" style:parent-style-name="Standard">
      <style:text-properties officeooo:rsid="00691459" officeooo:paragraph-rsid="0012ec06"/>
    </style:style>
    <style:style style:name="P25" style:family="paragraph" style:parent-style-name="Standard">
      <style:text-properties officeooo:rsid="00691459" officeooo:paragraph-rsid="0066c947"/>
    </style:style>
    <style:style style:name="P26" style:family="paragraph" style:parent-style-name="Standard">
      <style:text-properties fo:font-weight="normal" officeooo:rsid="005bf4a2" officeooo:paragraph-rsid="005bf4a2" style:font-weight-asian="normal" style:font-weight-complex="normal"/>
    </style:style>
    <style:style style:name="P27" style:family="paragraph" style:parent-style-name="Standard">
      <style:text-properties fo:font-weight="normal" officeooo:rsid="00613480" officeooo:paragraph-rsid="00613480" style:font-weight-asian="normal" style:font-weight-complex="normal"/>
    </style:style>
    <style:style style:name="P28" style:family="paragraph" style:parent-style-name="Standard">
      <style:text-properties officeooo:rsid="0083a030" officeooo:paragraph-rsid="0083a030"/>
    </style:style>
    <style:style style:name="P29" style:family="paragraph" style:parent-style-name="Standard">
      <style:text-properties style:text-line-through-style="solid" style:text-line-through-type="single" officeooo:rsid="008d7bbe" officeooo:paragraph-rsid="008d7bbe"/>
    </style:style>
    <style:style style:name="P30" style:family="paragraph" style:parent-style-name="Standard">
      <style:text-properties officeooo:rsid="00194f91" officeooo:paragraph-rsid="004e9cb5"/>
    </style:style>
    <style:style style:name="P31" style:family="paragraph" style:parent-style-name="Standard">
      <style:text-properties officeooo:rsid="00941624" officeooo:paragraph-rsid="00941624"/>
    </style:style>
    <style:style style:name="P32" style:family="paragraph" style:parent-style-name="Standard">
      <style:text-properties officeooo:rsid="00983eaa" officeooo:paragraph-rsid="00983eaa"/>
    </style:style>
    <style:style style:name="P33" style:family="paragraph" style:parent-style-name="Standard">
      <style:text-properties officeooo:rsid="0086b4ee" officeooo:paragraph-rsid="0086b4ee"/>
    </style:style>
    <style:style style:name="P34" style:family="paragraph" style:parent-style-name="Standard">
      <style:text-properties officeooo:rsid="00a55fe8" officeooo:paragraph-rsid="00a55fe8"/>
    </style:style>
    <style:style style:name="P35" style:family="paragraph" style:parent-style-name="Standard">
      <style:text-properties officeooo:rsid="00113083" officeooo:paragraph-rsid="0009f39a"/>
    </style:style>
    <style:style style:name="P36" style:family="paragraph" style:parent-style-name="Standard">
      <style:text-properties officeooo:rsid="00ab3958" officeooo:paragraph-rsid="00ab3958"/>
    </style:style>
    <style:style style:name="P37" style:family="paragraph" style:parent-style-name="Standard">
      <style:text-properties officeooo:rsid="00aff8d5" officeooo:paragraph-rsid="00b30de3"/>
    </style:style>
    <style:style style:name="P38" style:family="paragraph" style:parent-style-name="Standard">
      <style:text-properties officeooo:rsid="00b30de3" officeooo:paragraph-rsid="00b30de3"/>
    </style:style>
    <style:style style:name="P39" style:family="paragraph" style:parent-style-name="Standard">
      <style:text-properties officeooo:rsid="00b30de3" officeooo:paragraph-rsid="00b66cf0"/>
    </style:style>
    <style:style style:name="P40" style:family="paragraph" style:parent-style-name="Standard">
      <style:text-properties officeooo:rsid="00b14657" officeooo:paragraph-rsid="00b30de3"/>
    </style:style>
    <style:style style:name="P41" style:family="paragraph" style:parent-style-name="Standard">
      <style:text-properties officeooo:rsid="00c75288" officeooo:paragraph-rsid="00c75288"/>
    </style:style>
    <style:style style:name="P42" style:family="paragraph" style:parent-style-name="Standard">
      <style:text-properties officeooo:rsid="0064d59e" officeooo:paragraph-rsid="004e9cb5"/>
    </style:style>
    <style:style style:name="P43" style:family="paragraph" style:parent-style-name="Standard">
      <style:text-properties officeooo:rsid="0064d59e" officeooo:paragraph-rsid="00ca6963"/>
    </style:style>
    <style:style style:name="P44" style:family="paragraph" style:parent-style-name="Standard">
      <style:text-properties officeooo:rsid="00ceea9e" officeooo:paragraph-rsid="00ceea9e"/>
    </style:style>
    <style:style style:name="P45" style:family="paragraph" style:parent-style-name="Standard">
      <style:text-properties officeooo:rsid="006255b4" officeooo:paragraph-rsid="006255b4"/>
    </style:style>
    <style:style style:name="P46" style:family="paragraph" style:parent-style-name="Standard">
      <style:text-properties officeooo:rsid="00d14cb0" officeooo:paragraph-rsid="00d14cb0"/>
    </style:style>
    <style:style style:name="P47" style:family="paragraph" style:parent-style-name="Standard">
      <style:text-properties officeooo:rsid="0066c947" officeooo:paragraph-rsid="0066c947"/>
    </style:style>
    <style:style style:name="T1" style:family="text">
      <style:text-properties officeooo:rsid="000b3629"/>
    </style:style>
    <style:style style:name="T2" style:family="text">
      <style:text-properties officeooo:rsid="000de0c2"/>
    </style:style>
    <style:style style:name="T3" style:family="text">
      <style:text-properties officeooo:rsid="0010b467"/>
    </style:style>
    <style:style style:name="T4" style:family="text">
      <style:text-properties officeooo:rsid="0012ec06"/>
    </style:style>
    <style:style style:name="T5" style:family="text">
      <style:text-properties officeooo:rsid="001dc05c"/>
    </style:style>
    <style:style style:name="T6" style:family="text">
      <style:text-properties officeooo:rsid="0029fb97"/>
    </style:style>
    <style:style style:name="T7" style:family="text">
      <style:text-properties officeooo:rsid="002d8fdc"/>
    </style:style>
    <style:style style:name="T8" style:family="text">
      <style:text-properties officeooo:rsid="0030e790"/>
    </style:style>
    <style:style style:name="T9" style:family="text">
      <style:text-properties officeooo:rsid="004085c0"/>
    </style:style>
    <style:style style:name="T10" style:family="text">
      <style:text-properties fo:font-weight="bold" style:font-weight-asian="bold" style:font-weight-complex="bold"/>
    </style:style>
    <style:style style:name="T11" style:family="text">
      <style:text-properties fo:font-weight="bold" officeooo:rsid="004085c0" style:font-weight-asian="bold" style:font-weight-complex="bold"/>
    </style:style>
    <style:style style:name="T12" style:family="text">
      <style:text-properties fo:font-weight="bold" officeooo:rsid="004b1fe9" style:font-weight-asian="bold" style:font-weight-complex="bold"/>
    </style:style>
    <style:style style:name="T13" style:family="text">
      <style:text-properties fo:font-weight="bold" officeooo:rsid="004c3099" style:font-weight-asian="bold" style:font-weight-complex="bold"/>
    </style:style>
    <style:style style:name="T14" style:family="text">
      <style:text-properties fo:font-weight="bold" officeooo:rsid="0058dceb" style:font-weight-asian="bold" style:font-weight-complex="bold"/>
    </style:style>
    <style:style style:name="T15" style:family="text">
      <style:text-properties fo:font-weight="bold" officeooo:rsid="00c2af62"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941624" style:font-weight-asian="normal" style:font-weight-complex="normal"/>
    </style:style>
    <style:style style:name="T18" style:family="text">
      <style:text-properties officeooo:rsid="0058dceb"/>
    </style:style>
    <style:style style:name="T19" style:family="text">
      <style:text-properties officeooo:rsid="005ae24e"/>
    </style:style>
    <style:style style:name="T20" style:family="text">
      <style:text-properties style:text-position="super 58%" fo:font-weight="normal" style:font-weight-asian="normal" style:font-weight-complex="normal"/>
    </style:style>
    <style:style style:name="T21" style:family="text">
      <style:text-properties style:text-position="super 58%" officeooo:rsid="00999cda"/>
    </style:style>
    <style:style style:name="T22" style:family="text">
      <style:text-properties style:text-position="super 58%" officeooo:rsid="00abb20e"/>
    </style:style>
    <style:style style:name="T23" style:family="text">
      <style:text-properties officeooo:rsid="0061ca9c"/>
    </style:style>
    <style:style style:name="T24" style:family="text">
      <style:text-properties officeooo:rsid="007a60ff"/>
    </style:style>
    <style:style style:name="T25" style:family="text">
      <style:text-properties officeooo:rsid="00851362"/>
    </style:style>
    <style:style style:name="T26" style:family="text">
      <style:text-properties officeooo:rsid="00854275"/>
    </style:style>
    <style:style style:name="T27" style:family="text">
      <style:text-properties officeooo:rsid="0085eb12"/>
    </style:style>
    <style:style style:name="T28" style:family="text">
      <style:text-properties officeooo:rsid="00885f43"/>
    </style:style>
    <style:style style:name="T29" style:family="text">
      <style:text-properties officeooo:rsid="00955b0d"/>
    </style:style>
    <style:style style:name="T30" style:family="text">
      <style:text-properties officeooo:rsid="00971f13"/>
    </style:style>
    <style:style style:name="T31" style:family="text">
      <style:text-properties officeooo:rsid="00999cda"/>
    </style:style>
    <style:style style:name="T32" style:family="text">
      <style:text-properties officeooo:rsid="00abb20e"/>
    </style:style>
    <style:style style:name="T33" style:family="text">
      <style:text-properties officeooo:rsid="00abec36"/>
    </style:style>
    <style:style style:name="T34" style:family="text">
      <style:text-properties officeooo:rsid="00acd0a0"/>
    </style:style>
    <style:style style:name="T35" style:family="text">
      <style:text-properties officeooo:rsid="00b3be64"/>
    </style:style>
    <style:style style:name="T36" style:family="text">
      <style:text-properties officeooo:rsid="00b53b0f"/>
    </style:style>
    <style:style style:name="T37" style:family="text">
      <style:text-properties officeooo:rsid="00b66cf0"/>
    </style:style>
    <style:style style:name="T38" style:family="text">
      <style:text-properties officeooo:rsid="00b790fa"/>
    </style:style>
    <style:style style:name="T39" style:family="text">
      <style:text-properties officeooo:rsid="00b81fad"/>
    </style:style>
    <style:style style:name="T40" style:family="text">
      <style:text-properties officeooo:rsid="00bfd81a"/>
    </style:style>
    <style:style style:name="T41" style:family="text">
      <style:text-properties officeooo:rsid="00c2af62"/>
    </style:style>
    <style:style style:name="T42" style:family="text">
      <style:text-properties officeooo:rsid="00c888d2"/>
    </style:style>
    <style:style style:name="T43" style:family="text">
      <style:text-properties officeooo:rsid="00cff0d7"/>
    </style:style>
    <style:style style:name="T44" style:family="text">
      <style:text-properties officeooo:rsid="00d0e962"/>
    </style:style>
    <style:style style:name="T45" style:family="text">
      <style:text-properties officeooo:rsid="00d1db13"/>
    </style:style>
    <style:style style:name="T46" style:family="text">
      <style:text-properties officeooo:rsid="00d308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span text:style-name="T15">Parts of terrain which are not visible, should not be rendered at all</text:span><text:span text:style-name="T41">, because mesh can not mimic the terrain (probably because of LOD changing the terrain mesh), and terrain height can be seen. That means the only way to hide the terrain is to use custom shader. But how to hide water ? Create a plane, place it above water, and apply FoW texture onto it.</text:span></text:p>
      <text:p text:style-name="P1"/>
      <text:p text:style-name="P41">Following procedure with mesh <text:span text:style-name="T42">covering the terrain</text:span> doesn’t work :</text:p>
      <text:p text:style-name="P1">- Generate mesh based on terrain – maybe it can be obtained from terrain ? <text:span text:style-name="T3">(also include water)</text:span></text:p>
      <text:p text:style-name="P43"><text:span text:style-name="T10">- You must divide mesh into smaller parts</text:span> (because of 65000 vertices limit)</text:p>
      <text:p text:style-name="P1">- Place it above terrain <text:span text:style-name="T1">(0.05 units above)</text:span></text:p>
      <text:p text:style-name="P3">- Generate texture for a mesh (should be as large as possible <text:span text:style-name="T4">up to the size of terrain</text:span>)</text:p>
      <text:p text:style-name="P35"/>
      <text:p text:style-name="P35"/>
      <text:p text:style-name="P4">- <text:span text:style-name="T16">Create transparent circles on a texture</text:span> for areas which are visible <text:span text:style-name="T2">to player</text:span></text:p>
      <text:p text:style-name="P5">- Disable renderers (and all rendering stuff) on objects which are not visible to player</text:p>
      <text:p text:style-name="P15"/>
      <text:p text:style-name="P14"/>
      <text:p text:style-name="P14"/>
      <text:p text:style-name="P16">1. method</text:p>
      <text:p text:style-name="P16">- <text:span text:style-name="T10">use render-to-texture to draw circles </text:span><text:span text:style-name="T14">to texture </text:span><text:span text:style-name="T18">; this texure will be attached to FOW mesh ; but we can’t know if object is visible, we will have to copy texture from GPU – this can’t be done on dedicated server, because he may not have a GPU</text:span></text:p>
      <text:p text:style-name="P26">2. method</text:p>
      <text:p text:style-name="P16">- <text:span text:style-name="T19">draw circles on CPU (maybe multithreaded), copy texture to GPU ; this way you will always know if object is visible, but it takes time to copy texture (if only you could copy it asynchronously)</text:span></text:p>
      <text:p text:style-name="P27">3. method</text:p>
      <text:p text:style-name="P17"><text:span text:style-name="T16">- combinations of 1</text:span><text:span text:style-name="T20">st</text:span><text:span text:style-name="T16"> and 2</text:span><text:span text:style-name="T20">nd</text:span><text:span text:style-name="T16"> method</text:span> ; only, you don’t need to copy texture to/<text:span text:style-name="T23">from</text:span> GPU</text:p>
      <text:p text:style-name="P14"/>
      <text:p text:style-name="P29">Solution : use first method for visuals, and for game logic see below.</text:p>
      <text:p text:style-name="P42"/>
      <text:p text:style-name="P20"/>
      <text:p text:style-name="P36"><text:span text:style-name="T10">why do we need visibility map ? -</text:span> it’s t<text:span text:style-name="T33">o</text:span>o performance demanding – <text:span text:style-name="T32">why cant we use 1</text:span><text:span text:style-name="T22">st</text:span><text:span text:style-name="T32"> method ?</text:span></text:p>
      <text:p text:style-name="P36">- <text:span text:style-name="T40">building placement ;</text:span></text:p>
      <text:p text:style-name="P18"/>
      <text:p text:style-name="P37">Visibility map timings :</text:p>
      <text:p text:style-name="P40">200x200 map, 300 units, 18 ms (15 ms filling circles, <text:span text:style-name="T43">3 ms resetting texture</text:span>)</text:p>
      <text:p text:style-name="P38"><text:span text:style-name="T35">500x500 map, 100 units</text:span>, 12 16 16 18</text:p>
      <text:p text:style-name="P39"><text:span text:style-name="T36">500x500 map, 200 units</text:span>, <text:span text:style-name="T37">12 22 22 24</text:span></text:p>
      <text:p text:style-name="P19"><text:span text:style-name="T38">500x500 map, 300 units</text:span>, <text:span text:style-name="T38">12 27 27 30</text:span></text:p>
      <text:p text:style-name="P19">- <text:span text:style-name="T39">maybe we can avoid resetting texture by filling circles in 2 textures (1st for LOS, 2nd for explored area), or by setting frame count when certain pixel was visited (or fill count) – but it has to be renderer using a shader (well, this is a visibility map, and won’t be rendered at all)</text:span></text:p>
      <text:p text:style-name="P18"/>
      <text:p text:style-name="P46">Multithreaded timings :</text:p>
      <text:p text:style-name="P46">500x500 map, 700 objects, 65 ms <text:span text:style-name="T45">per</text:span> country</text:p>
      <text:p text:style-name="P18"/>
      <text:p text:style-name="P30"/>
      <text:p text:style-name="P31">Lookup for visibility of an object :</text:p>
      <text:p text:style-name="P31"/>
      <text:p text:style-name="P22"><text:soft-page-break/><text:span text:style-name="T10">-</text:span><text:span text:style-name="T16"> </text:span><text:span text:style-name="T17">for 1. method </text:span><text:span text:style-name="T16">:</text:span></text:p>
      <text:p text:style-name="P22"><text:span text:style-name="T30">I</text:span>f object is friendly, he is visible. If not, <text:span text:style-name="T24">then object will get notified when he is scanned, and he can remember if he was scanned by local player country, in which case he is visible.</text:span></text:p>
      <text:p text:style-name="P28">So, each object should have following :</text:p>
      <text:p text:style-name="P28">- Dictionary&lt;Country, int&gt; - <text:span text:style-name="T26">int</text:span> =&gt; frame count when <text:span text:style-name="T28">was</text:span> scanned</text:p>
      <text:p text:style-name="P28">- IsObjectVisibleByCountry (Country) – <text:span text:style-name="T27">returns true if CurrentFrameCount – FrameCountWhenScanned &gt; 0</text:span></text:p>
      <text:p text:style-name="P28">- <text:span text:style-name="T25">OnScannedByCountry (Country) – updates frame count for specified country</text:span></text:p>
      <text:p text:style-name="P28">- <text:span text:style-name="T34">it can also cache frame count when was scanned by country that is friendly to local player – allows really fast lookup for visibility by local player</text:span></text:p>
      <text:p text:style-name="P33">As you can see, there is no need for removing anything from dictionary, so there is no need to iterate through dictionary at all =&gt; gives constant time.</text:p>
      <text:p text:style-name="P34">Clients would also need to do scanning.</text:p>
      <text:p text:style-name="P21"/>
      <text:p text:style-name="P21">- <text:span text:style-name="T29">for 2. method :</text:span></text:p>
      <text:p text:style-name="P32">Just check pixel above object - it’s very fast, <text:span text:style-name="T31">and doesn’t require scanning (but scanning must be done anyway :D). And also, we can make a lookup for every point on map, while with the 1</text:span><text:span text:style-name="T21">st</text:span><text:span text:style-name="T31"> method, we can’t. Server would need to ‘draw’ circles for every object, and keep a visibility map for each nation separately, while the clients would need to ‘draw’ circles for countries friendly to local player.</text:span></text:p>
      <text:p text:style-name="P25"/>
      <text:p text:style-name="P21"/>
      <text:p text:style-name="P44">FogOfWarObject.Update() timings :</text:p>
      <text:p text:style-name="P44">- 160 objects, 0.4 ms – <text:span text:style-name="T44">without checking friendly countries</text:span></text:p>
      <text:p text:style-name="P21">- <text:span text:style-name="T46">700 objects, 3.5 ms</text:span></text:p>
      <text:p text:style-name="P21"/>
      <text:p text:style-name="P21"/>
      <text:p text:style-name="P6"/>
      <text:p text:style-name="P23">OLD:</text:p>
      <text:p text:style-name="P23"/>
      <text:p text:style-name="P11">For enemy objects : each friendly object should remember which enemy objects are visible to it. We are already scanning for all enemy objects. <text:span text:style-name="T10">But when to disable renderers on enemy objects ?</text:span> - Each enemy object should have a collection of (our) friendly objects which can see him. When the collection becomes empty, he disables himself. Friendly objects will notify them when they are no longer visible.</text:p>
      <text:p text:style-name="P7"/>
      <text:p text:style-name="P12">So, each object has a hashtable of objects which he can see, and a hastable of objects which can see him. <text:span text:style-name="T9">When scanning for objects, we first check if they exist in a hastable, and if they don’t, we notify them that we can see them now. </text:span><text:span text:style-name="T11">But how to notify them that they are no longer visible ? - </text:span><text:span text:style-name="T12">if we don’t notify them for </text:span><text:span text:style-name="T13">2</text:span><text:span text:style-name="T12"> frame</text:span><text:span text:style-name="T13">s</text:span><text:span text:style-name="T12">, then he will know that he is not visible.</text:span></text:p>
      <text:p text:style-name="P7"/>
      <text:p text:style-name="P13"><text:span text:style-name="T6">Time c</text:span>omplexity :<text:span text:style-name="T7"> for areas – all objects will lighten up areas for their friendly countries, inside Update(), so complexity is O(1) ; scanning (already done)</text:span></text:p>
      <text:p text:style-name="P10">Max memory : O(<text:span text:style-name="T8">f</text:span>o * <text:span text:style-name="T8">eo + eo * fo</text:span>)</text:p>
      <text:p text:style-name="P7"/>
      <text:p text:style-name="P24"/>
      <text:p text:style-name="P7"/>
      <text:p text:style-name="P8">When resetting texture transparency, remember what was painted last time, and then just reset those parts <text:span text:style-name="T5">(if they are changed at all).</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00:23:21.270038407</meta:creation-date>
    <meta:generator>LibreOffice/5.1.6.2$Linux_X86_64 LibreOffice_project/10m0$Build-2</meta:generator>
    <dc:date>2017-09-04T14:18:05.850595320</dc:date>
    <meta:editing-duration>P1DT19H46M5S</meta:editing-duration>
    <meta:editing-cycles>199</meta:editing-cycles>
    <meta:document-statistic meta:table-count="0" meta:image-count="0" meta:object-count="0" meta:page-count="2" meta:paragraph-count="46" meta:word-count="856" meta:character-count="4692" meta:non-whitespace-character-count="3872"/>
  </office:meta>
</office:document-meta>
</file>